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12_13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1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J. Hart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3 December 1855</text:p>
      <text:p text:style-name="P2">Month<text:tab/><text:tab/><text:tab/><text:tab/><text:tab/><text:tab/>December</text:p>
      <text:p text:style-name="P2">Year<text:tab/><text:tab/><text:tab/><text:tab/><text:tab/><text:tab/>1855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text:tab/> <text:s text:c="2"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2"><text:span text:style-name="T1">Dear Sir/</text:span></text:p>
      <text:p text:style-name="P2"><text:span text:style-name="T1"><text:tab/>It is with extreme/ regret that circumstances have/ prevented me the pleasure of/ paying my respects in person/ having fully anticipated doing/ so from the time I heard the/ announcement of your first/ born, therefore must though/ this medium offer the con-/gratulations of Mr S Hart &amp;/ myself to both you and Mrs/ M. and that it may please/ the great giver of all good to/ bless your little one with/ health and strength and she/</text:span></text:p>
      <text:p text:style-name="P2"><text:span text:style-name="T1"/></text:p>
      <text:p text:style-name="P2"><text:span text:style-name="T1">[Page 2]</text:span></text:p>
      <text:p text:style-name="P2"><text:span text:style-name="T1">may prove a blessing/ to you both are the sincere/ wishes of your friend/</text:span></text:p>
      <text:p text:style-name="P2"><text:span text:style-name="T1"><text:tab/><text:tab/><text:tab/><text:tab/><text:tab/><text:tab/><text:tab/><text:tab/><text:tab/>J Hart/</text:span></text:p>
      <text:p text:style-name="P2"><text:span text:style-name="T1">Trust Mrs M is doing well/ I have heard frequently of her/</text:span></text:p>
      <text:p text:style-name="P2"><text:span text:style-name="T1"/></text:p>
      <text:p text:style-name="P2"><text:span text:style-name="T1">Decr 13</text:span><text:span text:style-name="T2">th</text:span><text:span text:style-name="T1"> 1855/</text:span></text:p>
      <text:p text:style-name="P2"><text:span text:style-name="T1"><text:tab/>26 Clinton Street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22T09:54:42</meta:creation-date>
    <dc:date>2009-04-22T10:01:56</dc:date>
    <dc:language>en-US</dc:language>
    <meta:editing-cycles>2</meta:editing-cycles>
    <meta:editing-duration>PT7M1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69" meta:word-count="273" meta:character-count="1875"/>
  </office:meta>
</office:document-meta>
</file>